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89DD41D3EF47A35D.png" manifest:media-type="image/png"/>
  <manifest:file-entry manifest:full-path="Pictures/10000201000005A000000384E63986AF79E84FDA.png" manifest:media-type="image/png"/>
  <manifest:file-entry manifest:full-path="Pictures/10000201000005A000000384D624739ACE7D1A23.png" manifest:media-type="image/png"/>
  <manifest:file-entry manifest:full-path="Pictures/10000201000005A0000003844A12D07568B6419F.png" manifest:media-type="image/png"/>
  <manifest:file-entry manifest:full-path="Pictures/10000201000005A00000038419472B18AEC73C13.png" manifest:media-type="image/png"/>
  <manifest:file-entry manifest:full-path="Pictures/10000201000005A000000384C875E7E6B64B85CC.png" manifest:media-type="image/png"/>
  <manifest:file-entry manifest:full-path="Pictures/10000201000005A0000003845442EF69BF50A261.png" manifest:media-type="image/png"/>
  <manifest:file-entry manifest:full-path="Pictures/10000201000005A000000384DE5774244A16EDC6.png" manifest:media-type="image/png"/>
  <manifest:file-entry manifest:full-path="Pictures/10000201000005A000000384AFB24C6327F4747E.png" manifest:media-type="image/png"/>
  <manifest:file-entry manifest:full-path="Pictures/10000201000005A0000003849A7F402F97E6B068.png" manifest:media-type="image/png"/>
  <manifest:file-entry manifest:full-path="Pictures/10000201000005A00000038474EB44F87C352A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35cm, 19.322cm, 0.7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42cm, 14.923cm, 1.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63cm, 18.18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43cm, 19.66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57cm, 19.405cm, 2.4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115cm, 19.576cm, 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38cm, 11.792cm, 2.4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2cm, 20.041cm, 7.7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05cm, 16.822cm, 0.004cm, 0.34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3.131cm, 18.733cm, 8.99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4.35cm, 15.228cm, 4.45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2" text:anchor-type="page" text:anchor-page-number="1" svg:x="2.568cm" svg:y="7.437cm" svg:width="12.95cm" svg:height="5.502cm" draw:z-index="1">
        <draw:image xlink:href="Pictures/10000201000005A00000038474EB44F87C352A29.png" xlink:type="simple" xlink:show="embed" xlink:actuate="onLoad" loext:mime-type="image/png"/>
      </draw:frame>
      <draw:frame draw:style-name="fr11" draw:name="Image1" text:anchor-type="page" text:anchor-page-number="1" svg:x="2.288cm" svg:y="0cm" svg:width="13.742cm" svg:height="7.112cm" draw:z-index="0">
        <draw:image xlink:href="Pictures/10000201000005A0000003849A7F402F97E6B068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Image3" text:anchor-type="char" svg:x="1.229cm" svg:y="0.397cm" svg:width="12.118cm" svg:height="10.829cm" draw:z-index="2"><draw:image xlink:href="Pictures/10000201000005A000000384DE5774244A16ED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8" draw:name="Image5" text:anchor-type="char" svg:x="0cm" svg:y="0.256cm" svg:width="12.404cm" svg:height="6.93cm" draw:z-index="3"><draw:image xlink:href="Pictures/10000201000005A0000003845442EF69BF50A26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4" text:anchor-type="char" svg:x="0.566cm" svg:y="0.088cm" svg:width="12.158cm" svg:height="8.391cm" draw:z-index="4"><draw:image xlink:href="Pictures/10000201000005A00000038419472B18AEC73C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6" text:anchor-type="char" svg:x="0.397cm" svg:y="0.079cm" svg:width="12.423cm" svg:height="9.232cm" draw:z-index="5"><draw:image xlink:href="Pictures/10000201000005A000000384C875E7E6B64B85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7" text:anchor-type="char" svg:x="0.397cm" svg:y="-0.111cm" svg:width="11.989cm" svg:height="8.183cm" draw:z-index="6"><draw:image xlink:href="Pictures/10000201000005A000000384D624739ACE7D1A2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8" text:anchor-type="char" svg:x="0.605cm" svg:y="0.344cm" svg:width="12.158cm" svg:height="9.222cm" draw:z-index="7"><draw:image xlink:href="Pictures/10000201000005A000000384AFB24C6327F474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9" text:anchor-type="char" svg:x="0.605cm" svg:y="0.305cm" svg:width="13.122cm" svg:height="7.712cm" draw:z-index="8"><draw:image xlink:href="Pictures/10000201000005A000000384E63986AF79E84FD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x="0.831cm" svg:y="-0.437cm" svg:width="12.367cm" svg:height="8.77cm" draw:z-index="9"><draw:image xlink:href="Pictures/10000201000005A0000003844A12D07568B6419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813cm" svg:y="0.432cm" svg:width="8.378cm" svg:height="9.013cm" draw:z-index="10"><draw:image xlink:href="Pictures/10000201000005A00000038489DD41D3EF47A3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3T11:09:49.262140041</meta:creation-date>
    <dc:date>2026-01-23T11:36:09.683506797</dc:date>
    <meta:editing-duration>PT5M29S</meta:editing-duration>
    <meta:editing-cycles>1</meta:editing-cycles>
    <meta:document-statistic meta:table-count="0" meta:image-count="11" meta:object-count="0" meta:page-count="4" meta:paragraph-count="0" meta:word-count="0" meta:character-count="0" meta:non-whitespace-character-count="0"/>
    <meta:generator>LibreOffice/6.4.7.2$Linux_X86_64 LibreOffice_project/40$Build-2</meta:generator>
  </office:meta>
</office:document-meta>
</file>